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marker-end="Arrow" draw:marker-end-width="0.3cm" draw:fill="solid" draw:fill-color="#000000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controls" svg:width="4.445cm" svg:height="3.81cm" svg:x="2.553cm" svg:y="3.254cm">
          <text:p text:style-name="P1">index.jsp </text:p>
          <text:p text:style-name="P1"><text:s/>log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4.445cm" svg:height="3.81cm" svg:x="2.408cm" svg:y="10.147cm">
          <text:p text:style-name="P1">Welcome</text:p>
          <text:p text:style-name="P1">display inbo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4.445cm" svg:height="3.81cm" svg:x="15.558cm" svg:y="3.188cm">
          <text:p text:style-name="P1">log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4.445cm" svg:height="3.81cm" svg:x="12.172cm" svg:y="20.306cm">
          <text:p text:style-name="P1">Read em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controls" svg:width="4.445cm" svg:height="3.81cm" svg:x="9.075cm" svg:y="12.105cm">
          <text:p text:style-name="P1">Delete </text:p>
          <text:p text:style-name="P1">email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6.985cm" svg:y1="12.065cm" svg:x2="15.24cm" svg:y2="6.35cm">
          <text:p/>
        </draw:line>
        <draw:line draw:style-name="gr2" draw:text-style-name="P2" draw:layer="controls" svg:x1="15.24cm" svg:y1="5.08cm" svg:x2="6.985cm" svg:y2="5.08cm">
          <text:p/>
        </draw:line>
        <draw:line draw:style-name="gr2" draw:text-style-name="P2" draw:layer="controls" svg:x1="5.08cm" svg:y1="6.985cm" svg:x2="5.08cm" svg:y2="10.16cm">
          <text:p/>
        </draw:line>
        <draw:line draw:style-name="gr2" draw:text-style-name="P2" draw:layer="controls" svg:x1="4.445cm" svg:y1="13.97cm" svg:x2="12.065cm" svg:y2="21.59cm">
          <text:p/>
        </draw:line>
        <draw:line draw:style-name="gr2" draw:text-style-name="P2" draw:layer="controls" svg:x1="13.97cm" svg:y1="20.32cm" svg:x2="6.35cm" svg:y2="13.97cm">
          <text:p/>
        </draw:line>
        <draw:line draw:style-name="gr2" draw:text-style-name="P2" draw:layer="controls" svg:x1="15.875cm" svg:y1="20.32cm" svg:x2="19.05cm" svg:y2="6.985cm">
          <text:p/>
        </draw:line>
        <draw:custom-shape draw:style-name="gr1" draw:text-style-name="P2" draw:layer="controls" svg:width="4.445cm" svg:height="3.81cm" svg:x="2.369cm" svg:y="20.969cm">
          <text:p text:style-name="P1">Compose</text:p>
          <text:p text:style-name="P1"><text:s/>email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6.985cm" svg:y1="12.7cm" svg:x2="8.89cm" svg:y2="13.97cm">
          <text:p/>
        </draw:line>
        <draw:line draw:style-name="gr2" draw:text-style-name="P2" draw:layer="controls" svg:x1="15.24cm" svg:y1="20.32cm" svg:x2="13.335cm" svg:y2="14.605cm">
          <text:p/>
        </draw:line>
        <draw:line draw:style-name="gr2" draw:text-style-name="P2" draw:layer="controls" svg:x1="3.175cm" svg:y1="13.97cm" svg:x2="3.175cm" svg:y2="20.955cm">
          <text:p/>
        </draw:line>
        <draw:line draw:style-name="gr2" draw:text-style-name="P2" draw:layer="controls" svg:x1="12.065cm" svg:y1="22.86cm" svg:x2="6.985cm" svg:y2="22.86cm">
          <text:p/>
        </draw:line>
        <draw:line draw:style-name="gr2" draw:text-style-name="P2" draw:layer="controls" svg:x1="3.81cm" svg:y1="20.955cm" svg:x2="3.81cm" svg:y2="13.97cm">
          <text:p/>
        </draw:line>
        <draw:line draw:style-name="gr2" draw:text-style-name="P2" draw:layer="controls" svg:x1="12.065cm" svg:y1="12.065cm" svg:x2="17.145cm" svg:y2="6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4-24T20:57:10</meta:creation-date>
    <dc:date>2006-04-24T21:11:32</dc:date>
    <dc:language>en-US</dc:language>
    <meta:editing-cycles>5</meta:editing-cycles>
    <meta:editing-duration>PT14M2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